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907" officeooo:paragraph-rsid="001da907"/>
    </style:style>
    <style:style style:name="P2" style:family="paragraph" style:parent-style-name="Standard">
      <style:text-properties officeooo:rsid="001ec719" officeooo:paragraph-rsid="001ec719"/>
    </style:style>
    <style:style style:name="P3" style:family="paragraph" style:parent-style-name="Standard">
      <style:text-properties officeooo:rsid="0023acd7" officeooo:paragraph-rsid="0023acd7"/>
    </style:style>
    <style:style style:name="P4" style:family="paragraph" style:parent-style-name="Standard">
      <style:text-properties officeooo:rsid="00145a6b" officeooo:paragraph-rsid="0023f7cd"/>
    </style:style>
    <style:style style:name="P5" style:family="paragraph" style:parent-style-name="Standard">
      <style:text-properties officeooo:rsid="0023f7cd" officeooo:paragraph-rsid="0023f7cd"/>
    </style:style>
    <style:style style:name="P6" style:family="paragraph" style:parent-style-name="Standard">
      <style:text-properties officeooo:rsid="00249318" officeooo:paragraph-rsid="00249318"/>
    </style:style>
    <style:style style:name="P7" style:family="paragraph" style:parent-style-name="Standard">
      <style:text-properties officeooo:rsid="0024f2b1" officeooo:paragraph-rsid="00249318"/>
    </style:style>
    <style:style style:name="P8" style:family="paragraph" style:parent-style-name="Standard">
      <style:text-properties officeooo:rsid="0024f2b1" officeooo:paragraph-rsid="0024f2b1"/>
    </style:style>
    <style:style style:name="P9" style:family="paragraph" style:parent-style-name="Standard">
      <style:text-properties officeooo:rsid="0025fef6" officeooo:paragraph-rsid="0025fef6"/>
    </style:style>
    <style:style style:name="T1" style:family="text">
      <style:text-properties officeooo:rsid="001fb3c9"/>
    </style:style>
    <style:style style:name="T2" style:family="text">
      <style:text-properties officeooo:rsid="0023f7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4/03</text:p>
      <text:p text:style-name="P1"/>
      <text:p text:style-name="P2">rafce – cria uma estrutura para iniciar o codigo <text:span text:style-name="T1">(tem que instalar a extensão no v</text:span><text:span text:style-name="T2">s</text:span><text:span text:style-name="T1">code)</text:span></text:p>
      <text:p text:style-name="P2"/>
      <text:p text:style-name="P3">usestate – um hook do react</text:p>
      <text:p text:style-name="P3"/>
      <text:p text:style-name="P2"/>
      <text:p text:style-name="P4">module.css</text:p>
      <text:p text:style-name="P4"/>
      <text:p text:style-name="P4">children</text:p>
      <text:p text:style-name="P4"/>
      <text:p text:style-name="P4">extensão jsx (página?)</text:p>
      <text:p text:style-name="P4">extensão js (componente?)</text:p>
      <text:p text:style-name="P4"/>
      <text:p text:style-name="P4"/>
      <text:p text:style-name="P4">aplicação do contextProvider e children</text:p>
      <text:p text:style-name="P4"/>
      <text:p text:style-name="P5">dependencias</text:p>
      <text:p text:style-name="P5">axios</text:p>
      <text:p text:style-name="P5">router-dom</text:p>
      <text:p text:style-name="P5">font-awesome (entrar no site e ver o passo a passo para instalar as dependencias)</text:p>
      <text:p text:style-name="P5">bootstrap react (entrar no site, primeiro link “get start” aparece o comando do npm)</text:p>
      <text:p text:style-name="P5">lodash usar arrays (entrar no site e ver como instala com npm)</text:p>
      <text:p text:style-name="P5"/>
      <text:p text:style-name="P5">reiniciar o servidor para reconhecer as novas dependências</text:p>
      <text:p text:style-name="P5"/>
      <text:p text:style-name="P5"/>
      <text:p text:style-name="P5">BrowserRouter para criar as rotas</text:p>
      <text:p text:style-name="P5"/>
      <text:p text:style-name="P6">gerador de logo netflix</text:p>
      <text:p text:style-name="P7"/>
      <text:p text:style-name="P8">class NavLink (deixa o link destacado)</text:p>
      <text:p text:style-name="P8"/>
      <text:p text:style-name="P9">tmdb (pegar os filmes)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8:41:59.534506151</meta:creation-date>
    <meta:generator>LibreOffice/7.3.6.2$Linux_X86_64 LibreOffice_project/30$Build-2</meta:generator>
    <dc:date>2023-03-23T21:08:57.468203731</dc:date>
    <meta:editing-duration>PT3H16M10S</meta:editing-duration>
    <meta:editing-cycles>4</meta:editing-cycles>
    <meta:document-statistic meta:table-count="0" meta:image-count="0" meta:object-count="0" meta:page-count="1" meta:paragraph-count="19" meta:word-count="105" meta:character-count="657" meta:non-whitespace-character-count="569"/>
  </office:meta>
</office:document-meta>
</file>